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me" svg:stroke-width="0.051cm" svg:stroke-color="#666666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color="#000000" draw:fill="solid" draw:fill-color="#cccccc" fo:min-height="1.905cm"/>
    </style:style>
    <style:style style:name="gr3" style:family="graphic" style:parent-style-name="standard">
      <style:graphic-properties draw:stroke="solid" svg:stroke-color="#000000" draw:fill="none" draw:fill-color="#ffffff" fo:min-height="1.906cm"/>
    </style:style>
    <style:style style:name="gr4" style:family="graphic" style:parent-style-name="standard">
      <style:graphic-properties draw:stroke="solid" svg:stroke-color="#000000" draw:fill="none" draw:fill-color="#ffffff" fo:min-height="1.905cm"/>
    </style:style>
    <style:style style:name="gr5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1.27cm"/>
    </style:style>
    <style:style style:name="gr7" style:family="graphic" style:parent-style-name="standard">
      <style:graphic-properties draw:stroke="dash" draw:stroke-dash="me" svg:stroke-width="0.051cm" svg:stroke-color="#666666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auto-grow-height="false" fo:min-height="1.0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'Trebuchet MS'" style:font-family-generic="swiss" style:font-pitch="variable" fo:font-size="15pt" style:font-size-asian="15pt" style:font-size-complex="15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color="#666666" fo:font-family="'Trebuchet MS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T1" style:family="text">
      <style:text-properties fo:font-family="'Trebuchet MS'" style:font-family-generic="swiss" style:font-pitch="variable" fo:font-size="15pt" style:font-size-asian="15pt" style:font-size-complex="15pt"/>
    </style:style>
    <style:style style:name="T2" style:family="text">
      <style:text-properties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3" style:family="text">
      <style:text-properties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4" style:family="text">
      <style:text-properties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5" style:family="text">
      <style:text-properties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6" style:family="text">
      <style:text-properties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7" style:family="text">
      <style:text-properties fo:color="#00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8" style:family="text">
      <style:text-properties fo:color="#00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9" style:family="text">
      <style:text-properties style:text-position="0% 100%" fo:font-family="'Trebuchet MS'" style:font-family-generic="swiss" style:font-pitch="variable" fo:font-size="12pt" fo:font-style="italic" style:font-family-asian="StarSymbol" style:font-style-name-asian="Regular" style:font-pitch-asian="variable" style:font-charset-asian="x-symbol" style:font-size-asian="12pt" style:font-style-asian="italic" style:font-weight-asian="normal" style:font-family-complex="StarSymbol" style:font-style-name-complex="Regular" style:font-pitch-complex="variable" style:font-charset-complex="x-symbol" style:font-size-complex="12pt" style:font-style-complex="italic"/>
    </style:style>
    <style:style style:name="T10" style:family="text">
      <style:text-properties style:text-position="sub 58%" fo:font-family="'Trebuchet MS'" style:font-family-generic="swiss" style:font-pitch="variable" fo:font-size="12pt" fo:font-style="italic" style:font-family-asian="StarSymbol" style:font-style-name-asian="Regular" style:font-pitch-asian="variable" style:font-charset-asian="x-symbol" style:font-size-asian="12pt" style:font-style-asian="italic" style:font-weight-asian="normal" style:font-family-complex="StarSymbol" style:font-style-name-complex="Regular" style:font-pitch-complex="variable" style:font-charset-complex="x-symbol" style:font-size-complex="12pt" style:font-style-complex="italic"/>
    </style:style>
    <style:style style:name="T11" style:family="text">
      <style:text-properties style:text-position="super 58%" fo:font-family="'Trebuchet MS'" style:font-family-generic="swiss" style:font-pitch="variable" fo:font-size="12pt" fo:font-style="italic" style:font-family-asian="StarSymbol" style:font-style-name-asian="Regular" style:font-pitch-asian="variable" style:font-charset-asian="x-symbol" style:font-size-asian="12pt" style:font-style-asian="italic" style:font-weight-asian="normal" style:font-family-complex="StarSymbol" style:font-style-name-complex="Regular" style:font-pitch-complex="variable" style:font-charset-complex="x-symbol" style:font-size-complex="12pt" style:font-style-complex="italic"/>
    </style:style>
    <style:style style:name="T12" style:family="text">
      <style:text-properties style:text-position="super 58%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13" style:family="text">
      <style:text-properties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14" style:family="text">
      <style:text-properties style:text-position="super 58%"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15" style:family="text">
      <style:text-properties style:text-position="super 58%" fo:font-family="'Trebuchet MS'" style:font-family-generic="swiss" style:font-pitch="variable" fo:font-size="15pt" fo:font-style="italic" style:font-size-asian="15pt" style:font-style-asian="italic" style:font-weight-asian="normal" style:font-size-complex="15pt" style:font-style-complex="italic"/>
    </style:style>
    <style:style style:name="T16" style:family="text">
      <style:text-properties style:text-position="super 58%" fo:font-family="StarSymbol" style:font-style-name="Regular" style:font-pitch="variable" style:font-charset="x-symbol" fo:font-size="15pt" fo:font-style="normal" style:font-family-asian="StarSymbol" style:font-style-name-asian="Regular" style:font-pitch-asian="variable" style:font-charset-asian="x-symbol" style:font-size-asian="15pt" style:font-style-asian="normal" style:font-weight-asian="normal" style:font-family-complex="StarSymbol" style:font-style-name-complex="Regular" style:font-pitch-complex="variable" style:font-charset-complex="x-symbol" style:font-size-complex="15pt" style:font-style-complex="normal"/>
    </style:style>
    <style:style style:name="T17" style:family="text">
      <style:text-properties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18" style:family="text">
      <style:text-properties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19" style:family="text">
      <style:text-properties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0" style:family="text">
      <style:text-properties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1" style:family="text">
      <style:text-properties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2" style:family="text">
      <style:text-properties fo:color="#00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3" style:family="text">
      <style:text-properties fo:color="#00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4" style:family="text">
      <style:text-properties style:text-position="super 58%" fo:font-family="StarSymbol" style:font-style-name="Regular" style:font-pitch="variable" style:font-charset="x-symbol" fo:font-size="12pt" fo:font-style="normal" style:font-family-asian="StarSymbol" style:font-style-name-asian="Regular" style:font-pitch-asian="variable" style:font-charset-asian="x-symbol" style:font-size-asian="12pt" style:font-style-asian="normal" style:font-weight-asian="normal" style:font-family-complex="StarSymbol" style:font-style-name-complex="Regular" style:font-pitch-complex="variable" style:font-charset-complex="x-symbol" style:font-size-complex="12pt" style:font-style-complex="normal"/>
    </style:style>
    <style:style style:name="T25" style:family="text">
      <style:text-properties fo:font-family="'Trebuchet MS'" style:font-style-name="Normal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family-complex="'Trebuchet MS'" style:font-style-name-complex="Normal" style:font-family-generic-complex="swiss" style:font-pitch-complex="variable" style:font-size-complex="15pt" style:font-style-complex="italic"/>
    </style:style>
    <style:style style:name="T26" style:family="text">
      <style:text-properties fo:color="#ff0000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27" style:family="text">
      <style:text-properties fo:color="#ff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28" style:family="text">
      <style:text-properties fo:color="#ff0000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29" style:family="text">
      <style:text-properties fo:color="#ff0000"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30" style:family="text">
      <style:text-properties fo:color="#ff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31" style:family="text">
      <style:text-properties fo:color="#ff0000" style:text-position="super 58%" fo:font-family="StarSymbol" style:font-style-name="Regular" style:font-pitch="variable" style:font-charset="x-symbol" fo:font-size="12pt" fo:font-style="normal" style:font-family-asian="StarSymbol" style:font-style-name-asian="Regular" style:font-pitch-asian="variable" style:font-charset-asian="x-symbol" style:font-size-asian="12pt" style:font-style-asian="normal" style:font-weight-asian="normal" style:font-family-complex="StarSymbol" style:font-style-name-complex="Regular" style:font-pitch-complex="variable" style:font-charset-complex="x-symbol" style:font-size-complex="12pt" style:font-style-complex="normal"/>
    </style:style>
    <style:style style:name="T32" style:family="text">
      <style:text-properties fo:color="#000000" style:text-position="0% 100%" fo:font-family="'Trebuchet MS'" style:font-family-generic="swiss" style:font-pitch="variable" fo:font-size="12pt" fo:font-style="italic" style:font-family-asian="StarSymbol" style:font-style-name-asian="Regular" style:font-pitch-asian="variable" style:font-charset-asian="x-symbol" style:font-size-asian="12pt" style:font-style-asian="italic" style:font-weight-asian="normal" style:font-family-complex="StarSymbol" style:font-style-name-complex="Regular" style:font-pitch-complex="variable" style:font-charset-complex="x-symbol" style:font-size-complex="12pt" style:font-style-complex="italic"/>
    </style:style>
    <style:style style:name="T33" style:family="text">
      <style:text-properties fo:color="#000000" style:text-position="sub 58%" fo:font-family="'Trebuchet MS'" style:font-family-generic="swiss" style:font-pitch="variable" fo:font-size="12pt" fo:font-style="italic" style:font-family-asian="StarSymbol" style:font-style-name-asian="Regular" style:font-pitch-asian="variable" style:font-charset-asian="x-symbol" style:font-size-asian="12pt" style:font-style-asian="italic" style:font-weight-asian="normal" style:font-family-complex="StarSymbol" style:font-style-name-complex="Regular" style:font-pitch-complex="variable" style:font-charset-complex="x-symbol" style:font-size-complex="12pt" style:font-style-complex="italic"/>
    </style:style>
    <style:style style:name="T34" style:family="text">
      <style:text-properties fo:color="#000000" style:text-position="super 58%" fo:font-family="'Trebuchet MS'" style:font-family-generic="swiss" style:font-pitch="variable" fo:font-size="12pt" fo:font-style="italic" style:font-family-asian="StarSymbol" style:font-style-name-asian="Regular" style:font-pitch-asian="variable" style:font-charset-asian="x-symbol" style:font-size-asian="12pt" style:font-style-asian="italic" style:font-weight-asian="normal" style:font-family-complex="StarSymbol" style:font-style-name-complex="Regular" style:font-pitch-complex="variable" style:font-charset-complex="x-symbol" style:font-size-complex="12pt" style:font-style-complex="italic"/>
    </style:style>
    <style:style style:name="T35" style:family="text">
      <style:text-properties fo:color="#000000" style:text-position="super 58%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6" style:family="text">
      <style:text-properties fo:color="#000000" style:text-position="super 58%" fo:font-family="StarSymbol" style:font-style-name="Regular" style:font-pitch="variable" style:font-charset="x-symbol" fo:font-size="12pt" fo:font-style="normal" style:font-family-asian="StarSymbol" style:font-style-name-asian="Regular" style:font-pitch-asian="variable" style:font-charset-asian="x-symbol" style:font-size-asian="12pt" style:font-style-asian="normal" style:font-weight-asian="normal" style:font-family-complex="StarSymbol" style:font-style-name-complex="Regular" style:font-pitch-complex="variable" style:font-charset-complex="x-symbol" style:font-size-complex="12pt" style:font-style-complex="normal"/>
    </style:style>
    <style:style style:name="T37" style:family="text">
      <style:text-properties style:text-position="super 58%" fo:font-family="'Trebuchet MS'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family-complex="'Trebuchet MS'" style:font-style-name-complex="Normal" style:font-family-generic-complex="swiss" style:font-pitch-complex="variable" style:font-size-complex="15pt" style:font-style-complex="italic"/>
    </style:style>
    <style:style style:name="T38" style:family="text">
      <style:text-properties style:text-position="super 58%" fo:font-family="StarSymbol" style:font-style-name="Regular" style:font-pitch="variable" style:font-charset="x-symbol" fo:font-size="15pt" fo:font-style="normal" style:font-family-asian="StarBats" style:font-style-name-asian="Regular" style:font-pitch-asian="variable" style:font-charset-asian="x-symbol" style:font-size-asian="15pt" style:font-style-asian="normal" style:font-weight-asian="normal" style:font-family-complex="StarBats" style:font-style-name-complex="Regular" style:font-pitch-complex="variable" style:font-charset-complex="x-symbol" style:font-size-complex="15pt" style:font-style-complex="normal"/>
    </style:style>
    <style:style style:name="T39" style:family="text">
      <style:text-properties style:text-position="0% 100%" fo:font-family="'Trebuchet MS'" style:font-family-generic="swiss" style:font-pitch="variable" fo:font-size="15pt" fo:font-style="normal" style:font-family-asian="StarSymbol" style:font-style-name-asian="Regular" style:font-pitch-asian="variable" style:font-charset-asian="x-symbol" style:font-size-asian="15pt" style:font-style-asian="normal" style:font-weight-asian="normal" style:font-family-complex="StarSymbol" style:font-style-name-complex="Regular" style:font-pitch-complex="variable" style:font-charset-complex="x-symbol" style:font-size-complex="15pt" style:font-style-complex="normal"/>
    </style:style>
    <style:style style:name="T40" style:family="text">
      <style:text-properties style:text-position="0% 100%" fo:font-family="'Trebuchet MS'" style:font-family-generic="swiss" style:font-pitch="variable" fo:font-size="15pt" fo:font-style="italic" style:font-family-asian="StarSymbol" style:font-style-name-asian="Regular" style:font-pitch-asian="variable" style:font-charset-asian="x-symbol" style:font-size-asian="15pt" style:font-style-asian="italic" style:font-weight-asian="normal" style:font-family-complex="StarSymbol" style:font-style-name-complex="Regular" style:font-pitch-complex="variable" style:font-charset-complex="x-symbol" style:font-size-complex="15pt" style:font-style-complex="italic"/>
    </style:style>
    <style:style style:name="T41" style:family="text">
      <style:text-properties style:text-position="sub 58%" fo:font-family="'Trebuchet MS'" style:font-family-generic="swiss" style:font-pitch="variable" fo:font-size="15pt" fo:font-style="italic" style:font-family-asian="StarSymbol" style:font-style-name-asian="Regular" style:font-pitch-asian="variable" style:font-charset-asian="x-symbol" style:font-size-asian="15pt" style:font-style-asian="italic" style:font-weight-asian="normal" style:font-family-complex="StarSymbol" style:font-style-name-complex="Regular" style:font-pitch-complex="variable" style:font-charset-complex="x-symbol" style:font-size-complex="15pt" style:font-style-complex="italic"/>
    </style:style>
    <style:style style:name="T42" style:family="text">
      <style:text-properties style:text-position="super 58%" fo:font-family="'Trebuchet MS'" style:font-family-generic="swiss" style:font-pitch="variable" fo:font-size="15pt" fo:font-style="italic" style:font-family-asian="StarSymbol" style:font-style-name-asian="Regular" style:font-pitch-asian="variable" style:font-charset-asian="x-symbol" style:font-size-asian="15pt" style:font-style-asian="italic" style:font-weight-asian="normal" style:font-family-complex="StarSymbol" style:font-style-name-complex="Regular" style:font-pitch-complex="variable" style:font-charset-complex="x-symbol" style:font-size-complex="15pt" style:font-style-complex="italic"/>
    </style:style>
    <style:style style:name="T43" style:family="text">
      <style:text-properties style:text-position="super 58%" fo:font-family="'Trebuchet MS'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weight-asian="normal" style:font-family-complex="'Trebuchet MS'" style:font-style-name-complex="Normal" style:font-family-generic-complex="swiss" style:font-pitch-complex="variable" style:font-size-complex="15pt" style:font-style-complex="italic"/>
    </style:style>
    <style:style style:name="T44" style:family="text">
      <style:text-properties fo:color="#0000ff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45" style:family="text">
      <style:text-properties fo:color="#0000ff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46" style:family="text">
      <style:text-properties fo:color="#000000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47" style:family="text">
      <style:text-properties fo:color="#0000ff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48" style:family="text">
      <style:text-properties fo:color="#000000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49" style:family="text">
      <style:text-properties fo:color="#0000ff"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50" style:family="text">
      <style:text-properties fo:color="#0000ff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51" style:family="text">
      <style:text-properties fo:color="#ff0000" style:text-position="0% 100%" fo:font-family="'Trebuchet MS'" style:font-family-generic="swiss" style:font-pitch="variable" fo:font-size="12pt" fo:font-style="italic" style:font-family-asian="StarSymbol" style:font-style-name-asian="Regular" style:font-pitch-asian="variable" style:font-charset-asian="x-symbol" style:font-size-asian="12pt" style:font-style-asian="italic" style:font-weight-asian="normal" style:font-family-complex="StarSymbol" style:font-style-name-complex="Regular" style:font-pitch-complex="variable" style:font-charset-complex="x-symbol" style:font-size-complex="12pt" style:font-style-complex="italic"/>
    </style:style>
    <style:style style:name="T52" style:family="text">
      <style:text-properties fo:color="#ff0000" style:text-position="sub 58%" fo:font-family="'Trebuchet MS'" style:font-family-generic="swiss" style:font-pitch="variable" fo:font-size="12pt" fo:font-style="italic" style:font-family-asian="StarSymbol" style:font-style-name-asian="Regular" style:font-pitch-asian="variable" style:font-charset-asian="x-symbol" style:font-size-asian="12pt" style:font-style-asian="italic" style:font-weight-asian="normal" style:font-family-complex="StarSymbol" style:font-style-name-complex="Regular" style:font-pitch-complex="variable" style:font-charset-complex="x-symbol" style:font-size-complex="12pt" style:font-style-complex="italic"/>
    </style:style>
    <style:style style:name="T53" style:family="text">
      <style:text-properties fo:color="#ff0000" style:text-position="super 58%" fo:font-family="'Trebuchet MS'" style:font-family-generic="swiss" style:font-pitch="variable" fo:font-size="12pt" fo:font-style="italic" style:font-family-asian="StarSymbol" style:font-style-name-asian="Regular" style:font-pitch-asian="variable" style:font-charset-asian="x-symbol" style:font-size-asian="12pt" style:font-style-asian="italic" style:font-weight-asian="normal" style:font-family-complex="StarSymbol" style:font-style-name-complex="Regular" style:font-pitch-complex="variable" style:font-charset-complex="x-symbol" style:font-size-complex="12pt" style:font-style-complex="italic"/>
    </style:style>
    <style:style style:name="T54" style:family="text">
      <style:text-properties fo:color="#ff0000" style:text-position="super 58%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55" style:family="text">
      <style:text-properties fo:color="#ff0000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56" style:family="text">
      <style:text-properties fo:color="#ff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57" style:family="text">
      <style:text-properties fo:color="#ff0000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58" style:family="text">
      <style:text-properties fo:color="#ff0000"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59" style:family="text">
      <style:text-properties fo:color="#ff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60" style:family="text">
      <style:text-properties fo:color="#000000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61" style:family="text">
      <style:text-properties fo:color="#000000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62" style:family="text">
      <style:text-properties style:text-position="super 58%" fo:font-family="'Trebuchet MS'" style:font-style-name="Normal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weight-asian="normal" style:font-family-complex="'Trebuchet MS'" style:font-style-name-complex="Normal" style:font-family-generic-complex="swiss" style:font-pitch-complex="variable" style:font-size-complex="15pt" style:font-style-complex="italic"/>
    </style:style>
    <style:style style:name="T63" style:family="text">
      <style:text-properties style:text-position="super 58%" fo:font-family="OpenSymbol" style:font-style-name="Regular" style:font-pitch="variable" style:font-charset="x-symbol" fo:font-size="15pt" fo:font-style="normal" style:font-family-asian="OpenSymbol" style:font-style-name-asian="Regular" style:font-pitch-asian="variable" style:font-charset-asian="x-symbol" style:font-size-asian="15pt" style:font-style-asian="normal" style:font-weight-asian="normal" style:font-family-complex="OpenSymbol" style:font-style-name-complex="Regular" style:font-pitch-complex="variable" style:font-charset-complex="x-symbol" style:font-size-complex="15pt" style:font-style-complex="normal"/>
    </style:style>
    <style:style style:name="T64" style:family="text">
      <style:text-properties style:text-position="super 58%" fo:font-family="StarSymbol" style:font-style-name="Regular" style:font-pitch="variable" style:font-charset="x-symbol" fo:font-size="15pt" fo:font-style="normal" style:font-family-asian="StarSymbol" style:font-style-name-asian="Regular" style:font-pitch-asian="variable" style:font-charset-asian="x-symbol" style:font-size-asian="15pt" style:font-style-asian="normal" style:font-weight-asian="normal" style:font-family-complex="StarBats" style:font-style-name-complex="Regular" style:font-pitch-complex="variable" style:font-charset-complex="x-symbol" style:font-size-complex="15pt" style:font-style-complex="normal"/>
    </style:style>
    <style:style style:name="T65" style:family="text">
      <style:text-properties style:text-position="0% 100%" fo:font-family="OpenSymbol" style:font-style-name="Regular" style:font-pitch="variable" style:font-charset="x-symbol" fo:font-size="15pt" fo:font-style="normal" style:font-family-asian="OpenSymbol" style:font-style-name-asian="Regular" style:font-pitch-asian="variable" style:font-charset-asian="x-symbol" style:font-size-asian="15pt" style:font-style-asian="normal" style:font-weight-asian="normal" style:font-family-complex="OpenSymbol" style:font-style-name-complex="Regular" style:font-pitch-complex="variable" style:font-charset-complex="x-symbol" style:font-size-complex="15pt" style:font-style-complex="normal"/>
    </style:style>
    <style:style style:name="T66" style:family="text">
      <style:text-properties style:text-position="0% 100%" fo:font-family="'Trebuchet MS'" style:font-family-generic="swiss" style:font-pitch="variable" fo:font-size="15pt" fo:font-style="italic" style:font-family-asian="OpenSymbol" style:font-style-name-asian="Regular" style:font-pitch-asian="variable" style:font-charset-asian="x-symbol" style:font-size-asian="15pt" style:font-style-asian="italic" style:font-weight-asian="normal" style:font-family-complex="OpenSymbol" style:font-style-name-complex="Regular" style:font-pitch-complex="variable" style:font-charset-complex="x-symbol" style:font-size-complex="15pt" style:font-style-complex="italic"/>
    </style:style>
    <style:style style:name="T67" style:family="text">
      <style:text-properties style:text-position="sub 58%" fo:font-family="'Trebuchet MS'" style:font-family-generic="swiss" style:font-pitch="variable" fo:font-size="15pt" fo:font-style="italic" style:font-family-asian="OpenSymbol" style:font-style-name-asian="Regular" style:font-pitch-asian="variable" style:font-charset-asian="x-symbol" style:font-size-asian="15pt" style:font-style-asian="italic" style:font-weight-asian="normal" style:font-family-complex="OpenSymbol" style:font-style-name-complex="Regular" style:font-pitch-complex="variable" style:font-charset-complex="x-symbol" style:font-size-complex="15pt" style:font-style-complex="italic"/>
    </style:style>
    <style:style style:name="T68" style:family="text">
      <style:text-properties style:text-position="super 58%" fo:font-family="'Trebuchet MS'" style:font-family-generic="swiss" style:font-pitch="variable" fo:font-size="15pt" fo:font-style="italic" style:font-family-asian="OpenSymbol" style:font-style-name-asian="Regular" style:font-pitch-asian="variable" style:font-charset-asian="x-symbol" style:font-size-asian="15pt" style:font-style-asian="italic" style:font-weight-asian="normal" style:font-family-complex="OpenSymbol" style:font-style-name-complex="Regular" style:font-pitch-complex="variable" style:font-charset-complex="x-symbol" style:font-size-complex="15pt" style:font-style-complex="italic"/>
    </style:style>
    <style:style style:name="T69" style:family="text">
      <style:text-properties fo:color="#666666" fo:font-family="'Trebuchet MS'" style:font-family-generic="swiss" style:font-pitch="variable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15" draw:layer="layout" svg:width="9.017cm" svg:height="12.446cm" svg:x="0.762cm" svg:y="6.858cm">
          <text:p text:style-name="P2"/>
        </draw:rect>
        <draw:rect draw:style-name="gr1" draw:text-style-name="P1" draw:id="id17" draw:layer="layout" svg:width="9.017cm" svg:height="12.446cm" svg:x="11.563cm" svg:y="6.858cm">
          <text:p text:style-name="P2"/>
        </draw:rect>
        <draw:frame draw:style-name="gr2" draw:text-style-name="P3" draw:id="id13" draw:layer="layout" svg:width="8.255cm" svg:height="2.155cm" svg:x="1.143cm" svg:y="0.889cm">
          <draw:text-box>
            <text:p text:style-name="P2"><text:span text:style-name="T1">Start of Timestep</text:span></text:p>
            <text:p text:style-name="P2"><text:span text:style-name="T2">ρ</text:span><text:span text:style-name="T3">n</text:span><text:span text:style-name="T4">, (</text:span><text:span text:style-name="T2">ρh)</text:span><text:span text:style-name="T3">n</text:span><text:span text:style-name="T2">, (ρX</text:span><text:span text:style-name="T5">k</text:span><text:span text:style-name="T6">)</text:span><text:span text:style-name="T3">n</text:span><text:span text:style-name="T2">, T</text:span><text:span text:style-name="T3">n</text:span><text:span text:style-name="T7">, Ũ</text:span><text:span text:style-name="T8">n</text:span></text:p>
            <text:p text:style-name="P2"><text:span text:style-name="T6">ρ</text:span><text:span text:style-name="T5">0</text:span><text:span text:style-name="T3">n</text:span><text:span text:style-name="T6">, p</text:span><text:span text:style-name="T5">0</text:span><text:span text:style-name="T3">n</text:span><text:span text:style-name="T6">, </text:span><text:span text:style-name="T9">w</text:span><text:span text:style-name="T10">0</text:span><text:span text:style-name="T11">n-</text:span><text:span text:style-name="T12">½</text:span></text:p>
          </draw:text-box>
        </draw:frame>
        <draw:frame draw:style-name="gr3" draw:text-style-name="P3" draw:id="id12" draw:layer="layout" svg:width="8.255cm" svg:height="2.156cm" svg:x="1.143cm" svg:y="10.414cm">
          <draw:text-box>
            <text:p text:style-name="P2"><text:span text:style-name="T1">Step 3. </text:span><text:span text:style-name="T13">Construct U</text:span><text:span text:style-name="T14">ADV</text:span><text:span text:style-name="T15">,</text:span><text:span text:style-name="T16"></text:span></text:p>
            <text:p text:style-name="P2"><text:span text:style-name="T17">ρ</text:span><text:span text:style-name="T18">(1)</text:span><text:span text:style-name="T19">, (</text:span><text:span text:style-name="T17">ρh)</text:span><text:span text:style-name="T18">(1)</text:span><text:span text:style-name="T17">, (ρX</text:span><text:span text:style-name="T20">k</text:span><text:span text:style-name="T21">)</text:span><text:span text:style-name="T18">(1)</text:span><text:span text:style-name="T17">, T</text:span><text:span text:style-name="T18">(1)</text:span><text:span text:style-name="T22">, Ũ</text:span><text:span text:style-name="T23">n</text:span></text:p>
            <text:p text:style-name="P2"><text:span text:style-name="T21">ρ</text:span><text:span text:style-name="T20">0</text:span><text:span text:style-name="T18">n</text:span><text:span text:style-name="T21">, p</text:span><text:span text:style-name="T20">0</text:span><text:span text:style-name="T18">n</text:span><text:span text:style-name="T21">, </text:span><text:span text:style-name="T9">w</text:span><text:span text:style-name="T10">0</text:span><text:span text:style-name="T11">n+</text:span><text:span text:style-name="T12">½,</text:span><text:span text:style-name="T24"></text:span></text:p>
          </draw:text-box>
        </draw:frame>
        <draw:frame draw:style-name="gr3" draw:text-style-name="P3" draw:id="id10" draw:layer="layout" svg:width="8.255cm" svg:height="2.156cm" svg:x="1.143cm" svg:y="4.064cm">
          <draw:text-box>
            <text:p text:style-name="P2"><text:span text:style-name="T1">Step 1. </text:span><text:span text:style-name="T13">React for </text:span><text:span text:style-name="T25">Δ</text:span><text:span text:style-name="T13">t/2</text:span></text:p>
            <text:p text:style-name="P2"><text:span text:style-name="T26">ρ</text:span><text:span text:style-name="T27">(1)</text:span><text:span text:style-name="T4">, </text:span><text:span text:style-name="T28">(</text:span><text:span text:style-name="T26">ρh)</text:span><text:span text:style-name="T27">(1)</text:span><text:span text:style-name="T2">, </text:span><text:span text:style-name="T26">(ρX</text:span><text:span text:style-name="T29">k</text:span><text:span text:style-name="T30">)</text:span><text:span text:style-name="T27">(1)</text:span><text:span text:style-name="T2">, </text:span><text:span text:style-name="T26">T</text:span><text:span text:style-name="T27">(1)</text:span><text:span text:style-name="T7">, Ũ</text:span><text:span text:style-name="T8">n</text:span></text:p>
            <text:p text:style-name="P2"><text:span text:style-name="T6">ρ</text:span><text:span text:style-name="T5">0</text:span><text:span text:style-name="T3">n</text:span><text:span text:style-name="T6">, p</text:span><text:span text:style-name="T5">0</text:span><text:span text:style-name="T3">n</text:span><text:span text:style-name="T6">, </text:span><text:span text:style-name="T9">w</text:span><text:span text:style-name="T10">0</text:span><text:span text:style-name="T11">n-</text:span><text:span text:style-name="T12">½</text:span></text:p>
          </draw:text-box>
        </draw:frame>
        <draw:frame draw:style-name="gr4" draw:text-style-name="P3" draw:id="id3" draw:layer="layout" svg:width="8.255cm" svg:height="2.155cm" svg:x="1.143cm" svg:y="13.592cm">
          <draw:text-box>
            <text:p text:style-name="P2"><text:span text:style-name="T1">Step 4. </text:span><text:span text:style-name="T13">Advect for </text:span><text:span text:style-name="T25">Δ</text:span><text:span text:style-name="T13">t</text:span></text:p>
            <text:p text:style-name="P2"><text:span text:style-name="T26">ρ</text:span><text:span text:style-name="T27">(2,</text:span><text:span text:style-name="T31"></text:span><text:span text:style-name="T27">)</text:span><text:span text:style-name="T4">, </text:span><text:span text:style-name="T28">(</text:span><text:span text:style-name="T26">ρh)</text:span><text:span text:style-name="T27">(2,</text:span><text:span text:style-name="T31"></text:span><text:span text:style-name="T27">)</text:span><text:span text:style-name="T2">, </text:span><text:span text:style-name="T26">(ρX</text:span><text:span text:style-name="T29">k</text:span><text:span text:style-name="T30">)</text:span><text:span text:style-name="T27">(2,</text:span><text:span text:style-name="T31"></text:span><text:span text:style-name="T27">)</text:span><text:span text:style-name="T2">, </text:span><text:span text:style-name="T26">T</text:span><text:span text:style-name="T27">(2,</text:span><text:span text:style-name="T31"></text:span><text:span text:style-name="T27">)</text:span><text:span text:style-name="T7">, Ũ</text:span><text:span text:style-name="T8">n</text:span></text:p>
            <text:p text:style-name="P2"><text:span text:style-name="T30">ρ</text:span><text:span text:style-name="T29">0</text:span><text:span text:style-name="T27">n+1,</text:span><text:span text:style-name="T31"></text:span><text:span text:style-name="T6">, </text:span><text:span text:style-name="T30">p</text:span><text:span text:style-name="T29">0</text:span><text:span text:style-name="T27">n+1,</text:span><text:span text:style-name="T31"></text:span><text:span text:style-name="T22">, </text:span><text:span text:style-name="T32">w</text:span><text:span text:style-name="T33">0</text:span><text:span text:style-name="T34">n+</text:span><text:span text:style-name="T35">½,</text:span><text:span text:style-name="T36"></text:span></text:p>
          </draw:text-box>
        </draw:frame>
        <draw:frame draw:style-name="gr4" draw:text-style-name="P3" draw:id="id1" draw:layer="layout" svg:width="8.255cm" svg:height="2.155cm" svg:x="1.143cm" svg:y="16.768cm">
          <draw:text-box>
            <text:p text:style-name="P2"><text:span text:style-name="T1">Step 5. </text:span><text:span text:style-name="T13">React for </text:span><text:span text:style-name="T25">Δ</text:span><text:span text:style-name="T13">t/2</text:span></text:p>
            <text:p text:style-name="P2"><text:span text:style-name="T26">ρ</text:span><text:span text:style-name="T27">n+1,</text:span><text:span text:style-name="T31"></text:span><text:span text:style-name="T4">, </text:span><text:span text:style-name="T28">(</text:span><text:span text:style-name="T26">ρh)</text:span><text:span text:style-name="T27">n+1,</text:span><text:span text:style-name="T31"></text:span><text:span text:style-name="T2">, </text:span><text:span text:style-name="T26">(ρX</text:span><text:span text:style-name="T29">k</text:span><text:span text:style-name="T30">)</text:span><text:span text:style-name="T27">n+1,</text:span><text:span text:style-name="T31"></text:span><text:span text:style-name="T2">, </text:span><text:span text:style-name="T26">T</text:span><text:span text:style-name="T27">n+1,</text:span><text:span text:style-name="T31"></text:span><text:span text:style-name="T22">, Ũ</text:span><text:span text:style-name="T23">n</text:span></text:p>
            <text:p text:style-name="P2"><text:span text:style-name="T6">ρ</text:span><text:span text:style-name="T5">0</text:span><text:span text:style-name="T3">n+1,</text:span><text:span text:style-name="T24"></text:span><text:span text:style-name="T6">, p</text:span><text:span text:style-name="T5">0</text:span><text:span text:style-name="T3">n+1,</text:span><text:span text:style-name="T24"></text:span><text:span text:style-name="T21">, </text:span><text:span text:style-name="T9">w</text:span><text:span text:style-name="T10">0</text:span><text:span text:style-name="T11">n+</text:span><text:span text:style-name="T12">½,</text:span><text:span text:style-name="T24"></text:span></text:p>
          </draw:text-box>
        </draw:frame>
        <draw:frame draw:style-name="gr4" draw:text-style-name="P3" draw:id="id2" draw:layer="layout" svg:width="8.255cm" svg:height="2.291cm" svg:x="11.938cm" svg:y="7.239cm">
          <draw:text-box>
            <text:p text:style-name="P2"><text:span text:style-name="T1">Step 6. </text:span><text:span text:style-name="T13">Compute S</text:span><text:span text:style-name="T14">n+</text:span><text:span text:style-name="T37">½,</text:span><text:span text:style-name="T38"></text:span><text:span text:style-name="T39">, </text:span><text:span text:style-name="T40">w</text:span><text:span text:style-name="T41">0</text:span><text:span text:style-name="T42">n+</text:span><text:span text:style-name="T43">½</text:span></text:p>
            <text:p text:style-name="P2"><text:span text:style-name="T44">ρ</text:span><text:span text:style-name="T45">(1)</text:span><text:span text:style-name="T46">,</text:span><text:span text:style-name="T47"> (</text:span><text:span text:style-name="T44">ρh)</text:span><text:span text:style-name="T45">(1)</text:span><text:span text:style-name="T48">,</text:span><text:span text:style-name="T44"> (ρX</text:span><text:span text:style-name="T49">k</text:span><text:span text:style-name="T50">)</text:span><text:span text:style-name="T45">(1)</text:span><text:span text:style-name="T48">,</text:span><text:span text:style-name="T44"> T</text:span><text:span text:style-name="T45">(1)</text:span><text:span text:style-name="T22">, Ũ</text:span><text:span text:style-name="T23">n</text:span></text:p>
            <text:p text:style-name="P2"><text:span text:style-name="T50">ρ</text:span><text:span text:style-name="T49">0</text:span><text:span text:style-name="T45">n</text:span><text:span text:style-name="T22">,</text:span><text:span text:style-name="T50"> p</text:span><text:span text:style-name="T49">0</text:span><text:span text:style-name="T45">n</text:span><text:span text:style-name="T22">, </text:span><text:span text:style-name="T51">w</text:span><text:span text:style-name="T52">0</text:span><text:span text:style-name="T53">n+</text:span><text:span text:style-name="T54">½</text:span></text:p>
          </draw:text-box>
        </draw:frame>
        <draw:frame draw:style-name="gr4" draw:text-style-name="P3" draw:id="id4" draw:layer="layout" svg:width="8.255cm" svg:height="2.155cm" svg:x="11.938cm" svg:y="10.415cm">
          <draw:text-box>
            <text:p text:style-name="P2"><text:span text:style-name="T1">Step 7. </text:span><text:span text:style-name="T13">Construct U</text:span><text:span text:style-name="T14">ADV</text:span></text:p>
            <text:p text:style-name="P2"><text:span text:style-name="T17">ρ</text:span><text:span text:style-name="T18">(1)</text:span><text:span text:style-name="T19">, (</text:span><text:span text:style-name="T17">ρh)</text:span><text:span text:style-name="T18">(1)</text:span><text:span text:style-name="T17">, (ρX</text:span><text:span text:style-name="T20">k</text:span><text:span text:style-name="T21">)</text:span><text:span text:style-name="T18">(1)</text:span><text:span text:style-name="T17">, T</text:span><text:span text:style-name="T18">(1)</text:span><text:span text:style-name="T22">, Ũ</text:span><text:span text:style-name="T23">n</text:span></text:p>
            <text:p text:style-name="P2"><text:span text:style-name="T21">ρ</text:span><text:span text:style-name="T20">0</text:span><text:span text:style-name="T18">n</text:span><text:span text:style-name="T21">, p</text:span><text:span text:style-name="T20">0</text:span><text:span text:style-name="T18">n</text:span><text:span text:style-name="T22">, </text:span><text:span text:style-name="T32">w</text:span><text:span text:style-name="T33">0</text:span><text:span text:style-name="T34">n+</text:span><text:span text:style-name="T35">½</text:span></text:p>
          </draw:text-box>
        </draw:frame>
        <draw:frame draw:style-name="gr4" draw:text-style-name="P3" draw:id="id5" draw:layer="layout" svg:width="8.255cm" svg:height="2.155cm" svg:x="11.938cm" svg:y="13.591cm">
          <draw:text-box>
            <text:p text:style-name="P2"><text:span text:style-name="T1">Step 8. </text:span><text:span text:style-name="T13">Advect for </text:span><text:span text:style-name="T25">Δ</text:span><text:span text:style-name="T13">t</text:span></text:p>
            <text:p text:style-name="P2"><text:span text:style-name="T55">ρ</text:span><text:span text:style-name="T56">(2)</text:span><text:span text:style-name="T46">,</text:span><text:span text:style-name="T57"> (</text:span><text:span text:style-name="T55">ρh)</text:span><text:span text:style-name="T56">(2)</text:span><text:span text:style-name="T48">,</text:span><text:span text:style-name="T55"> (ρX</text:span><text:span text:style-name="T58">k</text:span><text:span text:style-name="T59">)</text:span><text:span text:style-name="T56">(2)</text:span><text:span text:style-name="T48">,</text:span><text:span text:style-name="T55"> T</text:span><text:span text:style-name="T56">(2)</text:span><text:span text:style-name="T22">, Ũ</text:span><text:span text:style-name="T23">n</text:span></text:p>
            <text:p text:style-name="P2"><text:span text:style-name="T59">ρ</text:span><text:span text:style-name="T58">0</text:span><text:span text:style-name="T56">n+1</text:span><text:span text:style-name="T22">,</text:span><text:span text:style-name="T59"> p</text:span><text:span text:style-name="T58">0</text:span><text:span text:style-name="T56">n+1</text:span><text:span text:style-name="T22">, </text:span><text:span text:style-name="T32">w</text:span><text:span text:style-name="T33">0</text:span><text:span text:style-name="T34">n+</text:span><text:span text:style-name="T35">½</text:span></text:p>
          </draw:text-box>
        </draw:frame>
        <draw:frame draw:style-name="gr4" draw:text-style-name="P3" draw:id="id6" draw:layer="layout" svg:width="8.255cm" svg:height="2.155cm" svg:x="11.938cm" svg:y="16.766cm">
          <draw:text-box>
            <text:p text:style-name="P2"><text:span text:style-name="T1">Step 9. </text:span><text:span text:style-name="T13">React for </text:span><text:span text:style-name="T25">Δ</text:span><text:span text:style-name="T13">t/2</text:span></text:p>
            <text:p text:style-name="P2"><text:span text:style-name="T26">ρ</text:span><text:span text:style-name="T27">n+1</text:span><text:span text:style-name="T60">,</text:span><text:span text:style-name="T28"> (</text:span><text:span text:style-name="T26">ρh)</text:span><text:span text:style-name="T27">n+1</text:span><text:span text:style-name="T61">,</text:span><text:span text:style-name="T26"> (ρX</text:span><text:span text:style-name="T29">k</text:span><text:span text:style-name="T30">)</text:span><text:span text:style-name="T27">n+1</text:span><text:span text:style-name="T61">,</text:span><text:span text:style-name="T26"> T</text:span><text:span text:style-name="T27">n+1</text:span><text:span text:style-name="T7">, Ũ</text:span><text:span text:style-name="T8">n</text:span></text:p>
            <text:p text:style-name="P2"><text:span text:style-name="T6">ρ</text:span><text:span text:style-name="T5">0</text:span><text:span text:style-name="T3">n+1</text:span><text:span text:style-name="T6">, p</text:span><text:span text:style-name="T5">0</text:span><text:span text:style-name="T3">n+1</text:span><text:span text:style-name="T22">, </text:span><text:span text:style-name="T32">w</text:span><text:span text:style-name="T33">0</text:span><text:span text:style-name="T34">n+</text:span><text:span text:style-name="T35">½</text:span></text:p>
          </draw:text-box>
        </draw:frame>
        <draw:frame draw:style-name="gr4" draw:text-style-name="P3" draw:id="id7" draw:layer="layout" svg:width="8.255cm" svg:height="2.155cm" svg:x="11.938cm" svg:y="19.942cm">
          <draw:text-box>
            <text:p text:style-name="P2"><text:span text:style-name="T1">Step 10. </text:span><text:span text:style-name="T13">Define S</text:span><text:span text:style-name="T14">n+1</text:span></text:p>
            <text:p text:style-name="P2"><text:span text:style-name="T2">ρ</text:span><text:span text:style-name="T3">n+1</text:span><text:span text:style-name="T4">, (</text:span><text:span text:style-name="T2">ρh)</text:span><text:span text:style-name="T3">n+1</text:span><text:span text:style-name="T2">, (ρX</text:span><text:span text:style-name="T5">k</text:span><text:span text:style-name="T6">)</text:span><text:span text:style-name="T3">n+1</text:span><text:span text:style-name="T2">, T</text:span><text:span text:style-name="T3">n+1</text:span><text:span text:style-name="T7">, Ũ</text:span><text:span text:style-name="T8">n</text:span></text:p>
            <text:p text:style-name="P2"><text:span text:style-name="T6">ρ</text:span><text:span text:style-name="T5">0</text:span><text:span text:style-name="T3">n+1</text:span><text:span text:style-name="T6">, p</text:span><text:span text:style-name="T5">0</text:span><text:span text:style-name="T3">n+1</text:span><text:span text:style-name="T22">, </text:span><text:span text:style-name="T32">w</text:span><text:span text:style-name="T33">0</text:span><text:span text:style-name="T34">n+</text:span><text:span text:style-name="T35">½</text:span></text:p>
          </draw:text-box>
        </draw:frame>
        <draw:frame draw:style-name="gr4" draw:text-style-name="P3" draw:id="id8" draw:layer="layout" svg:width="8.255cm" svg:height="2.155cm" svg:x="11.938cm" svg:y="23.117cm">
          <draw:text-box>
            <text:p text:style-name="P2"><text:span text:style-name="T1">Step 11. </text:span><text:span text:style-name="T13">Update U</text:span></text:p>
            <text:p text:style-name="P2"><text:span text:style-name="T2">ρ</text:span><text:span text:style-name="T3">n+1</text:span><text:span text:style-name="T4">, (</text:span><text:span text:style-name="T2">ρh)</text:span><text:span text:style-name="T3">n+1</text:span><text:span text:style-name="T2">, (ρX</text:span><text:span text:style-name="T5">k</text:span><text:span text:style-name="T6">)</text:span><text:span text:style-name="T3">n+1</text:span><text:span text:style-name="T2">, T</text:span><text:span text:style-name="T3">n+1</text:span><text:span text:style-name="T7">, </text:span><text:span text:style-name="T30">Ũ</text:span><text:span text:style-name="T27">n+1</text:span></text:p>
            <text:p text:style-name="P2"><text:span text:style-name="T6">ρ</text:span><text:span text:style-name="T5">0</text:span><text:span text:style-name="T3">n+1</text:span><text:span text:style-name="T6">, p</text:span><text:span text:style-name="T5">0</text:span><text:span text:style-name="T3">n+1</text:span><text:span text:style-name="T22">, </text:span><text:span text:style-name="T32">w</text:span><text:span text:style-name="T33">0</text:span><text:span text:style-name="T34">n+</text:span><text:span text:style-name="T35">½</text:span></text:p>
          </draw:text-box>
        </draw:frame>
        <draw:frame draw:style-name="gr4" draw:text-style-name="P3" draw:id="id9" draw:layer="layout" svg:width="8.255cm" svg:height="2.155cm" svg:x="11.938cm" svg:y="26.293cm">
          <draw:text-box>
            <text:p text:style-name="P2"><text:span text:style-name="T1">Step 12. </text:span><text:span text:style-name="T13">Compute new </text:span><text:span text:style-name="T25">Δ</text:span><text:span text:style-name="T13">t</text:span></text:p>
            <text:p text:style-name="P2"><text:span text:style-name="T2">ρ</text:span><text:span text:style-name="T3">n+1</text:span><text:span text:style-name="T4">, (</text:span><text:span text:style-name="T2">ρh)</text:span><text:span text:style-name="T3">n+1</text:span><text:span text:style-name="T2">, (ρX</text:span><text:span text:style-name="T5">k</text:span><text:span text:style-name="T6">)</text:span><text:span text:style-name="T3">n+1</text:span><text:span text:style-name="T2">, T</text:span><text:span text:style-name="T3">n+1</text:span><text:span text:style-name="T7">, Ũ</text:span><text:span text:style-name="T8">n+1</text:span></text:p>
            <text:p text:style-name="P2"><text:span text:style-name="T6">ρ</text:span><text:span text:style-name="T5">0</text:span><text:span text:style-name="T3">n+1</text:span><text:span text:style-name="T6">, p</text:span><text:span text:style-name="T5">0</text:span><text:span text:style-name="T3">n+1</text:span><text:span text:style-name="T22">, </text:span><text:span text:style-name="T32">w</text:span><text:span text:style-name="T33">0</text:span><text:span text:style-name="T34">n+</text:span><text:span text:style-name="T35">½</text:span></text:p>
          </draw:text-box>
        </draw:frame>
        <draw:connector draw:style-name="gr5" draw:text-style-name="P1" draw:layer="layout" svg:x1="9.398cm" svg:y1="17.845cm" svg:x2="11.938cm" svg:y2="8.384cm" draw:start-shape="id1" draw:start-glue-point="1" draw:end-shape="id2" draw:end-glue-point="3">
          <text:p text:style-name="P2"/>
        </draw:connector>
        <draw:connector draw:style-name="gr5" draw:text-style-name="P1" draw:layer="layout" svg:x1="5.27cm" svg:y1="15.747cm" svg:x2="5.27cm" svg:y2="16.768cm" draw:start-shape="id3" draw:start-glue-point="2" draw:end-shape="id1" draw:end-glue-point="0">
          <text:p text:style-name="P2"/>
        </draw:connector>
        <draw:connector draw:style-name="gr5" draw:text-style-name="P1" draw:layer="layout" svg:x1="16.065cm" svg:y1="9.53cm" svg:x2="16.065cm" svg:y2="10.415cm" draw:start-shape="id2" draw:start-glue-point="2" draw:end-shape="id4" draw:end-glue-point="0">
          <text:p text:style-name="P2"/>
        </draw:connector>
        <draw:connector draw:style-name="gr5" draw:text-style-name="P1" draw:layer="layout" svg:x1="16.065cm" svg:y1="15.746cm" svg:x2="16.065cm" svg:y2="16.766cm" draw:start-shape="id5" draw:start-glue-point="2" draw:end-shape="id6" draw:end-glue-point="0">
          <text:p text:style-name="P2"/>
        </draw:connector>
        <draw:connector draw:style-name="gr5" draw:text-style-name="P1" draw:layer="layout" svg:x1="16.065cm" svg:y1="18.921cm" svg:x2="16.065cm" svg:y2="19.942cm" draw:start-shape="id6" draw:start-glue-point="2" draw:end-shape="id7" draw:end-glue-point="0">
          <text:p text:style-name="P2"/>
        </draw:connector>
        <draw:connector draw:style-name="gr5" draw:text-style-name="P1" draw:layer="layout" svg:x1="16.065cm" svg:y1="22.097cm" svg:x2="16.065cm" svg:y2="23.117cm" draw:start-shape="id7" draw:start-glue-point="2" draw:end-shape="id8" draw:end-glue-point="0">
          <text:p text:style-name="P2"/>
        </draw:connector>
        <draw:connector draw:style-name="gr5" draw:text-style-name="P1" draw:layer="layout" svg:x1="16.065cm" svg:y1="25.272cm" svg:x2="16.065cm" svg:y2="26.293cm" draw:start-shape="id8" draw:start-glue-point="2" draw:end-shape="id9" draw:end-glue-point="0">
          <text:p text:style-name="P2"/>
        </draw:connector>
        <draw:frame draw:style-name="gr4" draw:text-style-name="P3" draw:id="id11" draw:layer="layout" svg:width="8.255cm" svg:height="2.291cm" svg:x="1.143cm" svg:y="7.239cm">
          <draw:text-box>
            <text:p text:style-name="P2"><text:span text:style-name="T1">Step 2. </text:span><text:span text:style-name="T13">Compute S</text:span><text:span text:style-name="T15">n+</text:span><text:span text:style-name="T62">½</text:span><text:span text:style-name="T15">,</text:span><text:span text:style-name="T63"></text:span><text:span text:style-name="T64"></text:span><text:span text:style-name="T65">, </text:span><text:span text:style-name="T66">w</text:span><text:span text:style-name="T67">0</text:span><text:span text:style-name="T68">n+</text:span><text:span text:style-name="T43">½</text:span><text:span text:style-name="T68">,</text:span><text:span text:style-name="T16"></text:span></text:p>
            <text:p text:style-name="P2"><text:span text:style-name="T17">ρ</text:span><text:span text:style-name="T18">(1)</text:span><text:span text:style-name="T19">, (</text:span><text:span text:style-name="T17">ρh)</text:span><text:span text:style-name="T18">(1)</text:span><text:span text:style-name="T17">, (ρX</text:span><text:span text:style-name="T20">k</text:span><text:span text:style-name="T21">)</text:span><text:span text:style-name="T18">(1)</text:span><text:span text:style-name="T17">, T</text:span><text:span text:style-name="T18">(1)</text:span><text:span text:style-name="T22">, Ũ</text:span><text:span text:style-name="T23">n</text:span></text:p>
            <text:p text:style-name="P2"><text:span text:style-name="T21">ρ</text:span><text:span text:style-name="T20">0</text:span><text:span text:style-name="T18">n</text:span><text:span text:style-name="T21">, p</text:span><text:span text:style-name="T20">0</text:span><text:span text:style-name="T18">n</text:span><text:span text:style-name="T21">, </text:span><text:span text:style-name="T51">w</text:span><text:span text:style-name="T52">0</text:span><text:span text:style-name="T53">n+</text:span><text:span text:style-name="T54">½,</text:span><text:span text:style-name="T31"></text:span></text:p>
          </draw:text-box>
        </draw:frame>
        <draw:connector draw:style-name="gr5" draw:text-style-name="P1" draw:layer="layout" svg:x1="5.27cm" svg:y1="6.22cm" svg:x2="5.27cm" svg:y2="7.239cm" draw:start-shape="id10" draw:start-glue-point="2" draw:end-shape="id11" draw:end-glue-point="0">
          <text:p text:style-name="P2"/>
        </draw:connector>
        <draw:connector draw:style-name="gr5" draw:text-style-name="P1" draw:layer="layout" svg:x1="5.27cm" svg:y1="9.53cm" svg:x2="5.27cm" svg:y2="10.414cm" draw:start-shape="id11" draw:start-glue-point="2" draw:end-shape="id12" draw:end-glue-point="0">
          <text:p text:style-name="P2"/>
        </draw:connector>
        <draw:connector draw:style-name="gr5" draw:text-style-name="P1" draw:layer="layout" svg:x1="5.27cm" svg:y1="12.57cm" svg:x2="5.27cm" svg:y2="13.592cm" draw:start-shape="id12" draw:start-glue-point="2" draw:end-shape="id3">
          <text:p text:style-name="P2"/>
        </draw:connector>
        <draw:connector draw:style-name="gr5" draw:text-style-name="P1" draw:layer="layout" svg:x1="5.27cm" svg:y1="3.044cm" svg:x2="5.27cm" svg:y2="4.064cm" draw:start-shape="id13" draw:start-glue-point="2" draw:end-shape="id10" draw:end-glue-point="0">
          <text:p text:style-name="P2"/>
        </draw:connector>
        <draw:connector draw:style-name="gr5" draw:text-style-name="P1" draw:layer="layout" svg:x1="16.065cm" svg:y1="12.57cm" svg:x2="16.065cm" svg:y2="13.591cm" draw:start-shape="id4" draw:start-glue-point="2" draw:end-shape="id5" draw:end-glue-point="0">
          <text:p text:style-name="P2"/>
        </draw:connector>
        <draw:frame draw:style-name="gr6" draw:text-style-name="P5" draw:id="id14" draw:layer="layout" svg:width="3.175cm" svg:height="1.52cm" svg:x="2.118cm" svg:y="20.574cm">
          <draw:text-box>
            <text:p text:style-name="P4"><text:span text:style-name="T69">predictor</text:span></text:p>
          </draw:text-box>
        </draw:frame>
        <draw:connector draw:style-name="gr7" draw:text-style-name="P1" draw:layer="layout" draw:type="curve" svg:x1="3.705cm" svg:y1="20.574cm" svg:x2="5.27cm" svg:y2="19.304cm" draw:start-shape="id14" draw:start-glue-point="0" draw:end-shape="id15" draw:end-glue-point="2">
          <text:p text:style-name="P2"/>
        </draw:connector>
        <draw:frame draw:style-name="gr8" draw:text-style-name="P5" draw:id="id16" draw:layer="layout" svg:width="3.175cm" svg:height="0.889cm" svg:x="13.208cm" svg:y="4.699cm">
          <draw:text-box>
            <text:p text:style-name="P4"><text:span text:style-name="T69">corrector</text:span></text:p>
          </draw:text-box>
        </draw:frame>
        <draw:connector draw:style-name="gr7" draw:text-style-name="P1" draw:layer="layout" draw:type="curve" svg:x1="14.795cm" svg:y1="5.588cm" svg:x2="16.071cm" svg:y2="6.858cm" draw:start-shape="id16" draw:start-glue-point="2" draw:end-shape="id17" draw:end-glue-point="0">
          <text:p text:style-name="P2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me" draw:style="rect" draw:dots1="1" draw:dots1-length="0.203cm" draw:dots2="1" draw:dots2-length="0.203cm" draw:distance="0.203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1.59cm" fo:page-height="30.4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Michael Zingale</meta:initial-creator>
    <meta:creation-date>2009-09-08T18:45:22</meta:creation-date>
    <dc:date>2009-09-10T10:14:58</dc:date>
    <meta:printed-by>Michael Zingale</meta:printed-by>
    <meta:print-date>2009-09-08T21:03:31</meta:print-date>
    <dc:language>en-US</dc:language>
    <meta:editing-cycles>17</meta:editing-cycles>
    <meta:editing-duration>PT2H17M59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